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Arial1" svg:font-family="Arial"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paragraph-properties fo:text-align="center" style:justify-single-word="false"/>
      <style:text-properties fo:font-size="12pt" style:font-size-asian="12pt" style:font-size-complex="12pt"/>
    </style:style>
    <style:style style:name="P3" style:family="paragraph" style:parent-style-name="Preformatted_20_Text">
      <style:paragraph-properties fo:text-align="center" style:justify-single-word="false"/>
      <style:text-properties fo:font-size="12pt" fo:font-style="italic" style:font-size-asian="12pt" style:font-style-asian="italic" style:font-size-complex="12pt" style:font-style-complex="italic"/>
    </style:style>
    <style:style style:name="P4" style:family="paragraph" style:parent-style-name="Preformatted_20_Text">
      <style:paragraph-properties fo:text-align="start" style:justify-single-word="false"/>
      <style:text-properties fo:font-size="12pt" fo:font-style="normal" style:font-size-asian="12pt" style:font-style-asian="normal" style:font-size-complex="12pt" style:font-style-complex="normal"/>
    </style:style>
    <style:style style:name="P5" style:family="paragraph" style:parent-style-name="Preformatted_20_Text">
      <style:text-properties fo:font-size="12pt" fo:background-color="#ffffff" style:font-size-asian="12pt" style:font-size-complex="12pt"/>
    </style:style>
    <style:style style:name="P6" style:family="paragraph" style:parent-style-name="Preformatted_20_Text">
      <style:paragraph-properties fo:text-align="center" style:justify-single-word="false"/>
      <style:text-properties fo:color="#006600" fo:font-size="20pt" fo:font-weight="bold" style:font-size-asian="20pt" style:font-weight-asian="bold" style:font-size-complex="20pt" style:font-weight-complex="bold"/>
    </style:style>
    <style:style style:name="P7" style:family="paragraph" style:parent-style-name="Preformatted_20_Text">
      <style:paragraph-properties fo:text-align="center" style:justify-single-word="false"/>
      <style:text-properties fo:color="#006666" fo:font-size="12pt" fo:font-style="italic" style:font-size-asian="12pt" style:font-style-asian="italic" style:font-size-complex="12pt" style:font-style-complex="italic"/>
    </style:style>
    <style:style style:name="P8"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margin-top="0cm" fo:margin-bottom="0cm" fo:line-height="120%" style:writing-mode="lr-tb"/>
      <style:text-properties fo:font-variant="normal" fo:text-transform="none" fo:color="#000000" style:text-line-through-style="none" style:font-name="Arial2" fo:font-size="12pt" fo:font-style="normal" style:text-underline-style="none" fo:font-weight="normal" style:text-blinking="false" fo:background-color="#ffffff"/>
    </style:style>
    <style:style style:name="P12" style:family="paragraph" style:parent-style-name="Text_20_body">
      <style:text-properties fo:font-variant="normal" fo:text-transform="none" fo:color="#000000" style:text-line-through-style="none" style:font-name="Arial2" fo:font-size="12pt" fo:font-style="normal" style:text-underline-style="none" fo:font-weight="normal" style:text-blinking="false" fo:background-color="#ffffff" style:font-size-asian="12pt" style:font-size-complex="12pt"/>
    </style:style>
    <style:style style:name="P13" style:family="paragraph" style:parent-style-name="Text_20_body">
      <style:paragraph-properties fo:margin-top="0cm" fo:margin-bottom="0cm"/>
      <style:text-properties fo:font-variant="normal" fo:text-transform="none" fo:color="#000000" style:text-line-through-style="none" style:font-name="Arial2" fo:font-size="12pt" fo:font-style="normal" style:text-underline-style="none" fo:font-weight="normal" style:text-blinking="false" fo:background-color="#ffffff" style:font-size-asian="12pt" style:font-size-complex="12pt"/>
    </style:style>
    <style:style style:name="P14" style:family="paragraph" style:parent-style-name="Preformatted_20_Text">
      <style:paragraph-properties fo:text-align="start" style:justify-single-word="false"/>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P15" style:family="paragraph" style:parent-style-name="Preformatted_20_Text">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Preformatted_20_Text">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T1" style:family="text">
      <style:text-properties fo:font-variant="normal" fo:text-transform="none" fo:color="#000000" style:text-line-through-style="none" style:font-name="Arial2"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2"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 SOI</text:p>
      <text:p text:style-name="P2"/>
      <text:p text:style-name="P1"/>
      <text:p text:style-name="P7">Photo du logo</text:p>
      <text:p text:style-name="P3"/>
      <text:p text:style-name="P1"/>
      <text:p text:style-name="P1">La volonté d'aider et d'accompagner les personnes vers un bien-être à fait naître ce projet.</text:p>
      <text:p text:style-name="P5"/>
      <text:p text:style-name="P12"><text:bookmark text:name="docs-internal-guid-7206a75f-7fff-795b-246a-1dbcef270db8"/>Uni-Vers Soi est un espace, connecté aux éléments de la nature, qui vous ouvre ses portes afin de vous guider au mieux sur le chemin de l’harmonisation intérieure. </text:p>
      <text:p text:style-name="P13"/>
      <text:p text:style-name="P11">Cet espace de reliance avec votre nature profonde, calme le mental, apaise les maux du corps et laisse la voix de votre âme s’exprimer pleinement. </text:p>
      <text:p text:style-name="P10"/>
      <text:p text:style-name="P7">Photo de moi</text:p>
      <text:p text:style-name="P1"/>
      <text:p text:style-name="P1"/>
      <text:p text:style-name="P8"><text:bookmark text:name="docs-internal-guid-d4e88d7e-7fff-e285-9123-4a5ae87bf02f"/>Au travers mon expérience d’infirmière, j’ai côtoyé la maladie et la mort </text:p>
      <text:p text:style-name="P1"/>
      <text:p text:style-name="P9"><text:span text:style-name="T1">Je suis persuadée que la majorité des maladies peut être évitée grâce au bien-être et à la sérénité qui peuvent être apportés en travaillant sur des situations présentes, mais également sur des problématiques anciennes, ancrées depuis le début de notre vie (parfois même avant) en plus des bagages que nous portons ; bagages qui nous alourdissent souvent par nos expériences, subies ou choisies.</text:span> </text:p>
      <text:p text:style-name="P4"/>
      <text:p text:style-name="P4">Durant mon parcours de vie et mon travail personnel,<text:span text:style-name="T2"> j’ai découvert l’univers spirituel et celui des médecines alternatives. Ces derniers m'ont offert une autre approche du soin, un autre point de vu sur la santé globale.</text:span> </text:p>
      <text:p text:style-name="P14">Je me suis donc naturellement ouverte à mes capacités de magnétiseuse.</text:p>
      <text:p text:style-name="P4"/>
      <text:p text:style-name="P4">Je fais partie de ces personnes nées hypersensibles, au point que ma naissance se fasse le jour de la fête nationale de l'hypersensibilité (Eh oui, l'Univers a de l'humour). </text:p>
      <text:p text:style-name="P4">Au cours de mes expériences et de mes apprentissages, je me suis comprise empathe et zèbre. </text:p>
      <text:p text:style-name="P4">Ce sont des traits de caractères particuliers et parfois complexes. </text:p>
      <text:p text:style-name="P4">Cependant, cela me permet une approche complète des situations et font de moi une thérapeute intuitive. </text:p>
      <text:p text:style-name="P4"/>
      <text:p text:style-name="P4">Alchimiste dans l'âme et attirée par l'artisanat depuis l'enfance, je me suis découverte une passion pour l'art intuitif. Porteuses d'énergies les créations résultant de cette passion peuvent être amenées à vous accompagner dans votre travail personnel en vous apportant des vibrations adaptées à vos besoins. </text:p>
      <text:p text:style-name="P4"/>
      <text:p text:style-name="P4">A ce jour, je mets l'ensemble de mes ressources au service de votre bien-être. </text:p>
      <text:p text:style-name="P4"/>
      <text:p text:style-name="P4"/>
      <text:p text:style-name="P16">Mon parcours : </text:p>
      <text:p text:style-name="P4"/>
      <text:p text:style-name="P4">Infirmière diplomée d'état </text:p>
      <text:p text:style-name="P4">Praticienne en magnétisme formée à l'Institut français des médecines alternatives</text:p>
      <text:p text:style-name="P4"><text:soft-page-break/>Praticienne en EFT formée par l'école française d'EFT</text:p>
      <text:p text:style-name="P4">Hypnose Ericksonienne formée par Philippe Lecointe </text:p>
      <text:p text:style-name="P4">Praticienne et enseignante LaHochi initiée par Anne Guil</text:p>
      <text:p text:style-name="P4">Initiée Harmonisation émotionnelle par Régis Grouard</text:p>
      <text:p text:style-name="P4"/>
      <text:p text:style-name="P4"/>
      <text:p text:style-name="P7">TEMOIGNAGES / AVIS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Arial1" svg:font-family="Arial"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Arial1"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Josephau</meta:initial-creator>
    <meta:creation-date>2021-03-18T09:40:00.39</meta:creation-date>
    <dc:date>2021-03-25T18:55:51.43</dc:date>
    <dc:creator>Mary Josephau</dc:creator>
    <meta:editing-duration>P2DT6H57M17S</meta:editing-duration>
    <meta:editing-cycles>14</meta:editing-cycles>
    <meta:generator>OpenOffice/4.1.7$Win32 OpenOffice.org_project/417m1$Build-9800</meta:generator>
    <meta:document-statistic meta:table-count="0" meta:image-count="0" meta:object-count="0" meta:page-count="2" meta:paragraph-count="24" meta:word-count="375" meta:character-count="2383"/>
  </office:meta>
</office:document-meta>
</file>